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2aa" officeooo:paragraph-rsid="000e62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ree pillars of excellence in kpit:</text:p>
      <text:p text:style-name="P1">- Ownership --&gt; Meeting deadline, Taking charge, Being Proactive. <text:s/>There is O.W.N framework</text:p>
      <text:p text:style-name="P1"><text:tab/>1. O --&gt; Own the output</text:p>
      <text:p text:style-name="P1"><text:tab/>2. W --&gt; Work with intention</text:p>
      <text:p text:style-name="P1">3. N --&gt; Navigate with milestones</text:p>
      <text:p text:style-name="P1"/>
      <text:p text:style-name="P1">- Proactiveness --&gt; <text:s/>Seek clarity and learn continuously</text:p>
      <text:p text:style-name="P1"><text:tab/>1. Five ‘Wh’ questions --&gt; What, why , when, who, where</text:p>
      <text:p text:style-name="P1"><text:tab/>2. Paraphrase</text:p>
      <text:p text:style-name="P1">- Team player --&gt;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9:48:17.949216734</meta:creation-date>
    <meta:generator>LibreOffice/7.3.7.2$Linux_X86_64 LibreOffice_project/30$Build-2</meta:generator>
    <dc:date>2025-12-17T19:56:13.054048369</dc:date>
    <meta:editing-duration>PT7M55S</meta:editing-duration>
    <meta:editing-cycles>1</meta:editing-cycles>
    <meta:document-statistic meta:table-count="0" meta:image-count="0" meta:object-count="0" meta:page-count="1" meta:paragraph-count="9" meta:word-count="69" meta:character-count="357" meta:non-whitespace-character-count="297"/>
  </office:meta>
</office:document-meta>
</file>